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どもどもー！　行商人でーす！」</text:p>
          </table:table-cell>
          <table:table-cell table:style-name="ce0"/>
          <table:table-cell table:style-name="ce0"/>
          <table:table-cell table:style-name="ce0" office:value-type="string">
            <text:p>Store Clerk
“Welcome, welcome—! Get your wares and
services here—!”</text:p>
          </table:table-cell>
          <table:table-cell table:number-columns-repeated="1020"/>
        </table:table-row>
        <table:table-row>
          <table:table-cell table:style-name="ce0" office:value-type="string">
            <text:p>体力を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 health</text:p>
          </table:table-cell>
          <table:table-cell table:number-columns-repeated="1020"/>
        </table:table-row>
        <table:table-row>
          <table:table-cell table:style-name="ce0" office:value-type="string">
            <text:p>アイテムを買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uy items</text:p>
          </table:table-cell>
          <table:table-cell table:number-columns-repeated="1020"/>
        </table:table-row>
        <table:table-row>
          <table:table-cell table:style-name="ce0" office:value-type="string">
            <text:p>クリーニング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aundry service</text:p>
          </table:table-cell>
          <table:table-cell table:number-columns-repeated="1020"/>
        </table:table-row>
        <table:table-row>
          <table:table-cell table:style-name="ce0" office:value-type="string">
            <text:p>や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it</text:p>
          </table:table-cell>
          <table:table-cell table:number-columns-repeated="1020"/>
        </table:table-row>
        <table:table-row>
          <table:table-cell table:style-name="ce0" office:value-type="string">
            <text:p>店員
「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Come again—!”</text:p>
          </table:table-cell>
          <table:table-cell table:number-columns-repeated="1020"/>
        </table:table-row>
        <table:table-row>
          <table:table-cell table:style-name="ce0" office:value-type="string">
            <text:p>やっほー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a-hoo! ♪</text:p>
          </table:table-cell>
          <table:table-cell table:number-columns-repeated="1020"/>
        </table:table-row>
        <table:table-row>
          <table:table-cell table:style-name="ce0" office:value-type="string">
            <text:p>ねえ、あなた達「霊珠」っていうアイテム
持ってるかしらん？</text:p>
          </table:table-cell>
          <table:table-cell table:style-name="ce0"/>
          <table:table-cell table:style-name="ce0"/>
          <table:table-cell table:style-name="ce0" office:value-type="string">
            <text:p>Hey, you guys wouldn't happen to have any of
those items we call “Spirit Orbs”, would you?</text:p>
          </table:table-cell>
          <table:table-cell table:number-columns-repeated="1020"/>
        </table:table-row>
        <table:table-row>
          <table:table-cell table:style-name="ce0" office:value-type="string">
            <text:p>霊珠ってね、とっても強い力を秘めた
貴重な宝玉なの！</text:p>
          </table:table-cell>
          <table:table-cell table:style-name="ce0"/>
          <table:table-cell table:style-name="ce0"/>
          <table:table-cell table:style-name="ce0" office:value-type="string">
            <text:p>A Spirit Orb is a valuable jewel that conceals
an incredibly strong power within!</text:p>
          </table:table-cell>
          <table:table-cell table:number-columns-repeated="1020"/>
        </table:table-row>
        <table:table-row>
          <table:table-cell table:style-name="ce0" office:value-type="string">
            <text:p>それさえあれば、普通はできないような
“ステキなコト”がいっぱいできちゃうのよん♪</text:p>
          </table:table-cell>
          <table:table-cell table:style-name="ce0"/>
          <table:table-cell table:style-name="ce0"/>
          <table:table-cell table:style-name="ce0" office:value-type="string">
            <text:p>With these babies, you can experience all
sorts of “Wonders” that you otherwise can't! ♪</text:p>
          </table:table-cell>
          <table:table-cell table:number-columns-repeated="1020"/>
        </table:table-row>
        <table:table-row>
          <table:table-cell table:style-name="ce0" office:value-type="string">
            <text:p>そうね、例えばこんなカンジかしら？</text:p>
          </table:table-cell>
          <table:table-cell table:style-name="ce0"/>
          <table:table-cell table:style-name="ce0"/>
          <table:table-cell table:style-name="ce0" office:value-type="string">
            <text:p>Let's see—why don't you feast your eyes
on some of these?</text:p>
          </table:table-cell>
          <table:table-cell table:number-columns-repeated="1020"/>
        </table:table-row>
        <table:table-row>
          <table:table-cell table:style-name="ce0" office:value-type="string">
            <text:p>ステキなコ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nders</text:p>
          </table:table-cell>
          <table:table-cell table:number-columns-repeated="1020"/>
        </table:table-row>
        <table:table-row>
          <table:table-cell table:style-name="ce0" office:value-type="string">
            <text:p>霊珠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Spirit Orbs for items</text:p>
          </table:table-cell>
          <table:table-cell table:number-columns-repeated="1020"/>
        </table:table-row>
        <table:table-row>
          <table:table-cell table:style-name="ce0" office:value-type="string">
            <text:p>どんなに追い払っても、魔物がそこから
完全にいなくなることはない。</text:p>
          </table:table-cell>
          <table:table-cell table:style-name="ce0"/>
          <table:table-cell table:style-name="ce0"/>
          <table:table-cell table:style-name="ce0" office:value-type="string">
            <text:p>No matter how much we push 'em back, the
demons never go away for good.</text:p>
          </table:table-cell>
          <table:table-cell table:number-columns-repeated="1020"/>
        </table:table-row>
        <table:table-row>
          <table:table-cell table:style-name="ce0" office:value-type="string">
            <text:p>すごいよね、魔物のガッツ。</text:p>
          </table:table-cell>
          <table:table-cell table:style-name="ce0"/>
          <table:table-cell table:style-name="ce0"/>
          <table:table-cell table:style-name="ce0" office:value-type="string">
            <text:p>Those bastards are tough, I'll give 'em that.</text:p>
          </table:table-cell>
          <table:table-cell table:number-columns-repeated="1020"/>
        </table:table-row>
        <table:table-row>
          <table:table-cell table:style-name="ce0" office:value-type="string">
            <text:p>も、もれる・・・っ！　もれ・・・る・・・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ちょっとキ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っ！？　ど・・・どいて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どかない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いったい何してんの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入りたいんだよっ！！　は、はやく・・・
どいてってば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だめ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こっちは女子トイレでし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男子トイレは手前！　わか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？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...What?</text:p>
          </table:table-cell>
          <table:table-cell table:number-columns-repeated="1020"/>
        </table:table-row>
        <table:table-row>
          <table:table-cell table:style-name="ce0" office:value-type="string">
            <text:p>警備
「は？じゃないでしょ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キミ男の子なんだから、こっちに入れる
　わけにはいかない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ぼ、僕・・・女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あのね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お兄さん、本当は魔物警備で急がしいん
　だから、あんまりからかわないでくれ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どう見てもキミ、男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それ！？　し、失礼なヤツだな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僕は正真正銘の女だよ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ふ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、くっそぉ・・・！　こんなヤツ、おしっこ
　我慢さえしてなければ・・・一瞬で薙ぎ倒して
　やるのに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あぁっ！　だ、だめ・・・やばい・・・ほんとに、
も、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、もれ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漏れそうなら、なおさらイタズラなんて
　してないで早くそっちのトイレに行きなさ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ぉ、お願い、し、信じてっ！！！
本当に女なのっ！！！　男じゃない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っ！！　もれちゃうっ！！　もれちゃうよお
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あー・・・これは抱えてでも連れて行かなきゃ
　だめか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めだ、ぜんぜん信じてくれない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・・・どうしよぉ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究極の証明を見せ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子トイレに行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れじゃらちが明かない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・・・でも、もう・・・我慢・・・できなぃ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うなったら・・・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ら・・・見てよ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僕は・・・女なの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うわぁ・・・あ、うわぁ・・・っ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これは、そ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大変失礼しましたッ！！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うううぅぅぅぅ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で、や、やっと・・・お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ぅっ！！！　い、いそ・・・が・・・な、き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っ！！　し、しま・・・ズボン上げるの忘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ぁ、ぁ、あ、あっ！！　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と、と、止まって・・・っ！　止まってぇ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あぁっ！！　出ちゃう！　ぜ、ぜんぶ・・・
でちゃ・・・う、ぅ・・・っ！！！　あああぁ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、は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結局・・・も・・・も・・・もれ・・・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う、うはぁ・・・やっべ・・・/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キミ、大丈夫？　うへへ・・・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き・・・切り刻んでやるう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ぇぇぇぇええええん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、もう・・・これ以上・・・がまんでき・・・なぃ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とで・・・おぼ、覚えてろお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